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4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176cm" fo:line-height="100%"/>
    </style:style>
    <style:style style:name="P2" style:family="paragraph" style:parent-style-name="Standard">
      <style:paragraph-properties fo:margin-top="0.176cm" fo:margin-bottom="0.176cm" fo:line-height="100%"/>
      <style:text-properties style:font-name="Arial1" fo:font-size="12pt" style:font-name-asian="Times New Roman" style:font-size-asian="12pt" style:language-asian="es" style:country-asian="ES" style:font-name-complex="Arial3" style:font-size-complex="12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1" fo:font-size="10pt" style:font-size-asian="10pt" style:font-name-complex="Arial3" style:font-size-complex="10pt"/>
    </style:style>
    <style:style style:name="P6" style:family="paragraph" style:parent-style-name="List_20_Paragraph" style:list-style-name="WWNum2">
      <style:paragraph-properties fo:margin-left="0cm" fo:margin-right="0cm" fo:margin-top="0.176cm" fo:margin-bottom="0.176cm" fo:line-height="100%" fo:text-indent="0cm" style:auto-text-indent="false"/>
    </style:style>
    <style:style style:name="T1" style:family="text">
      <style:text-properties style:font-name="Arial1" fo:font-size="10pt" style:font-size-asian="10pt" style:font-name-complex="Arial3" style:font-size-complex="10pt"/>
    </style:style>
    <style:style style:name="T2" style:family="text">
      <style:text-properties style:font-name="Arial1" fo:font-size="10pt" style:font-name-asian="Times New Roman" style:font-size-asian="10pt" style:language-asian="es" style:country-asian="ES" style:font-name-complex="Arial3" style:font-size-complex="10pt"/>
    </style:style>
    <style:style style:name="T3" style:family="text">
      <style:text-properties style:font-name="Arial1" fo:font-size="10pt" style:font-name-asian="Times New Roman" style:font-size-asian="10pt" style:language-asian="es" style:country-asian="ES" style:font-name-complex="Arial3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4b Arranque y Administración W10 SI-DAW</text:p>
      <text:p text:style-name="Standard"><text:span text:style-name="T1">1.- Utiliza tu Máquina Virtual <text:s/>W10. Activa las actualizaciones automáticas. Compruébalo en Inicio- Configuración-Actualización y seguridad-Windows Update.</text:span></text:p>
      <text:p text:style-name="P4"><text:span text:style-name="T1">2.- Comprueba las opciones de la herramienta bcdedit /?, desde el terminal de Windows. Si ejecutas “</text:span><text:span text:style-name="T2">bcdedit.exe /? Topics” verás todas las opciones ordenadas alfabéticamente.</text:span></text:p>
      <text:p text:style-name="P5"/>
      <text:p text:style-name="P4"><text:span text:style-name="T1">3.- Vamos a utilizar una herramienta gráfica para gestionar el arranque:</text:span></text:p>
      <text:list xml:id="list2946393018087768109" text:style-name="WWNum2">
        <text:list-item>
          <text:p text:style-name="P6"><text:span text:style-name="T2">El propio sistema operativo mediante </text:span><text:span text:style-name="T3">Configuración Avanzada del Sistema / Opciones Avanzadas</text:span><text:span text:style-name="T2"> en su ficha </text:span><text:span text:style-name="T3">Inicio y Recuperación</text:span><text:span text:style-name="T2"> nos proporciona la posibilidad de cambiar el sistema predeterminado, siempre que haya más de uno, y el tiempo prefijado para arrancarlo si antes no interviene el usuario.</text:span></text:p>
        </text:list-item>
        <text:list-item>
          <text:p text:style-name="P6"><text:span text:style-name="T2">Igualmente la herramienta </text:span><text:span text:style-name="T3">Configuración del sistema</text:span><text:span text:style-name="T2">, o Msconfig, en su ficha </text:span><text:span text:style-name="T3">Arranque</text:span><text:span text:style-name="T2">, da la oportunidad de variar el tiempo de espera predeterminado para el arranque y el sistema operativo con el que arrancar el equipo.</text:span></text:p>
        </text:list-item>
      </text:list>
      <text:p text:style-name="P1"><text:span text:style-name="T2">4.- Crea algún acceso directo en el escritorio y ordena por tipo de elemento los iconos del escritorio. Añade <text:s/>alguna Live Tile (Baldosa Viva) y ánclala en alguna parte del escritorio.</text:span></text:p>
      <text:p text:style-name="P1"><text:span text:style-name="T2">5.- Comprueba las “Jump List”, tanto de las aplicaciones que tienes en la barra de tarea, como las que tienes en el menú de inicio.</text:span></text:p>
      <text:p text:style-name="P1"><text:span text:style-name="T2">6.- Cambia el Tema de personalización de w10, con las imágenes que más te gusten, <text:s/>y que vayan cambiando cada 20 minutos.</text:span></text:p>
      <text:p text:style-name="P1"><text:span text:style-name="T2">7.- Cambia la resolución de la pantalla, a una con mayor número de pixeles, y comprueba el resultado.</text:span></text:p>
      <text:p text:style-name="P1"><text:span text:style-name="T2">8.- Obliga a que los usuarios utilicen Ctrl+Alt+Supr para iniciar sesión.</text:span></text:p>
      <text:p text:style-name="P1"><text:span text:style-name="T2">9.- Cuál es la diferencia entre Hibernar y Suspender el sistema.</text:span></text:p>
      <text:p text:style-name="P1"><text:span text:style-name="T2">10.- Añade un Teclado francés, y comprueba desde un editor de texto, que puedes utilizarlo.</text:span></text:p>
      <text:p text:style-name="P1"><text:span text:style-name="T2">11.- Incluye alguna captura de pantalla de las actividades realizadas y sube el presente documento a Moodle.</text:span></text:p>
      <text:p text:style-name="P2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4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" style:font-name-complex="Arial3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_2</meta:initial-creator>
    <dc:creator>Santi_2</dc:creator>
    <meta:editing-cycles>5</meta:editing-cycles>
    <meta:creation-date>2019-02-13T17:06:00</meta:creation-date>
    <dc:date>2019-02-14T15:41:00</dc:date>
    <meta:editing-duration>PT17S</meta:editing-duration>
    <meta:generator>OpenOffice/4.1.7$Win32 OpenOffice.org_project/417m1$Build-9800</meta:generator>
    <meta:document-statistic meta:table-count="0" meta:image-count="0" meta:object-count="0" meta:page-count="1" meta:paragraph-count="14" meta:word-count="292" meta:character-count="18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